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200000000900000003B1B30E6A97B0AE668.png" manifest:media-type="image/png"/>
  <manifest:file-entry manifest:full-path="Pictures/10000000000001E600000010E122FBE0C832039D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Md BT" svg:font-family="'Futura Md B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fo:min-height="17.52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15cm" fo:min-width="10.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 style:list-style-name="L5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3.406cm"/>
    </style:style>
    <style:style style:name="gr8" style:family="graphic" style:parent-style-name="standard" style:list-style-name="L5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2" style:family="graphic" style:parent-style-name="standard" style:list-style-name="L5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6" style:family="graphic" style:parent-style-name="standard" style:list-style-name="L5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7cm"/>
    </style:style>
    <style:style style:name="gr21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2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fill-color="#ffffff" fo:min-height="17.277cm"/>
    </style:style>
    <style:style style:name="pr1" style:family="presentation" style:parent-style-name="Title1-title">
      <style:graphic-properties draw:stroke="none" draw:fill="none" draw:fill-color="#b0abc3" draw:textarea-horizontal-align="left" draw:textarea-vertical-align="middle" draw:auto-grow-height="false" draw:auto-grow-width="false" fo:min-height="8.344cm" fo:min-width="0cm" fo:padding-top="0.13cm" fo:padding-bottom="0.13cm" fo:padding-left="0.25cm" fo:padding-right="0.25cm" fo:wrap-option="wrap" draw:shadow-color="#3e3e5c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false" draw:auto-grow-width="false" fo:min-height="12.592cm" fo:min-width="0cm" fo:padding-top="0.132cm" fo:padding-bottom="0.132cm" fo:padding-left="0.265cm" fo:padding-right="0.265cm" fo:wrap-option="wrap" draw:shadow-color="#808080"/>
    </style:style>
    <style:style style:name="pr3" style:family="presentation" style:parent-style-name="Title2-title">
      <style:graphic-properties fo:min-height="1.6cm"/>
    </style:style>
    <style:style style:name="pr4" style:family="presentation" style:parent-style-name="Title2-notes">
      <style:graphic-properties draw:fill-color="#ffffff" draw:auto-grow-height="true" fo:min-height="8.917cm"/>
    </style:style>
    <style:style style:name="pr5" style:family="presentation" style:parent-style-name="Title2-title">
      <style:graphic-properties fo:min-height="1.539cm"/>
    </style:style>
    <style:style style:name="co1" style:family="table-column">
      <style:table-column-properties style:column-width="4.404cm" style:use-optimal-column-width="false"/>
    </style:style>
    <style:style style:name="co2" style:family="table-column">
      <style:table-column-properties style:column-width="1.374cm" style:use-optimal-column-width="false"/>
    </style:style>
    <style:style style:name="co3" style:family="table-column">
      <style:table-column-properties style:column-width="2.217cm" style:use-optimal-column-width="false"/>
    </style:style>
    <style:style style:name="co4" style:family="table-column">
      <style:table-column-properties style:column-width="1.593cm" style:use-optimal-column-width="false"/>
    </style:style>
    <style:style style:name="co5" style:family="table-column">
      <style:table-column-properties style:column-width="1.519cm" style:use-optimal-column-width="false"/>
    </style:style>
    <style:style style:name="co6" style:family="table-column">
      <style:table-column-properties style:column-width="1.47cm" style:use-optimal-column-width="false"/>
    </style:style>
    <style:style style:name="co7" style:family="table-column">
      <style:table-column-properties style:column-width="1.651cm" style:use-optimal-column-width="false"/>
    </style:style>
    <style:style style:name="co8" style:family="table-column">
      <style:table-column-properties style:column-width="1.5cm" style:use-optimal-column-width="false"/>
    </style:style>
    <style:style style:name="co9" style:family="table-column">
      <style:table-column-properties style:column-width="1.943cm" style:use-optimal-column-width="false"/>
    </style:style>
    <style:style style:name="co10" style:family="table-column">
      <style:table-column-properties style:column-width="1.84cm" style:use-optimal-column-width="false"/>
    </style:style>
    <style:style style:name="co11" style:family="table-column">
      <style:table-column-properties style:column-width="1.909cm" style:use-optimal-column-width="false"/>
    </style:style>
    <style:style style:name="co12" style:family="table-column">
      <style:table-column-properties style:column-width="1.786cm" style:use-optimal-column-width="false"/>
    </style:style>
    <style:style style:name="ro1" style:family="table-row">
      <style:table-row-properties style:row-height="0.98cm"/>
    </style:style>
    <style:style style:name="ro2" style:family="table-row">
      <style:table-row-properties style:row-height="1.116cm"/>
    </style:style>
    <style:style style:name="ro3" style:family="table-row">
      <style:table-row-properties style:row-height="0.762cm"/>
    </style:style>
    <style:style style:name="ce1" style:family="table-cell">
      <loext:graphic-properties draw:fill-color="#cccccc" style:repeat="repeat" fo:padding-top="0.1cm" fo:padding-bottom="0.1cm" fo:padding-left="0.1cm" fo:padding-right="0.1cm"/>
      <style:text-properties fo:color="#000000" style:font-name="Arial" fo:font-size="8pt" fo:language="en" fo:country="US" fo:font-weight="bold" style:font-size-asian="8pt" style:font-weight-asian="bold" style:font-size-complex="8pt" style:font-weight-complex="bold"/>
    </style:style>
    <style:style style:name="ce2" style:family="table-cell">
      <loext:graphic-properties draw:fill-color="#cccccc" style:repeat="repeat" fo:padding-top="0.1cm" fo:padding-bottom="0.1cm" fo:padding-left="0.1cm" fo:padding-right="0.1cm"/>
      <style:text-properties fo:color="#000000" style:font-name="Arial" fo:font-size="7pt" fo:language="en" fo:country="US" fo:font-weight="bold" style:font-size-asian="7pt" style:font-weight-asian="bold" style:font-size-complex="7pt" style:font-weight-complex="bold"/>
    </style:style>
    <style:style style:name="ce3" style:family="table-cell">
      <loext:graphic-properties draw:fill-color="#ffffff" style:repeat="repeat" fo:padding-top="0.1cm" fo:padding-bottom="0.1cm" fo:padding-left="0.1cm" fo:padding-right="0.1cm"/>
      <style:text-properties style:font-name="Arial" fo:font-size="7pt" style:font-size-asian="7pt" style:font-size-complex="7pt"/>
    </style:style>
    <style:style style:name="ce4" style:family="table-cell">
      <loext:graphic-properties draw:fill-color="#ffffff" style:repeat="repeat" fo:padding-top="0.1cm" fo:padding-bottom="0.1cm" fo:padding-left="0.1cm" fo:padding-right="0.1cm"/>
      <style:paragraph-properties fo:text-align="end"/>
      <style:text-properties style:font-name="Arial" fo:font-size="7pt" style:font-size-asian="7pt" style:font-size-complex="7pt"/>
    </style:style>
    <style:style style:name="ce5" style:family="table-cell">
      <loext:graphic-properties draw:fill-color="#cccccc" style:repeat="repeat" fo:padding-top="0.1cm" fo:padding-bottom="0.1cm" fo:padding-left="0.1cm" fo:padding-right="0.1cm"/>
      <style:text-properties style:font-name="Arial" fo:font-size="8pt" style:font-size-asian="8pt" style:font-size-complex="8pt"/>
    </style:style>
    <style:style style:name="ce6" style:family="table-cell">
      <loext:graphic-properties draw:fill-color="#cccccc" style:repeat="repeat" fo:padding-top="0.1cm" fo:padding-bottom="0.1cm" fo:padding-left="0.1cm" fo:padding-right="0.1cm"/>
      <style:text-properties style:font-name="Arial" fo:font-size="7pt" style:font-size-asian="7pt" style:font-size-complex="7pt"/>
    </style:style>
    <style:style style:name="P1" style:family="paragraph">
      <style:paragraph-properties fo:margin-left="0cm" fo:margin-right="0cm" fo:margin-top="0.123cm" fo:margin-bottom="0cm" fo:line-height="90%" fo:text-indent="0cm"/>
    </style:style>
    <style:style style:name="P2" style:family="paragraph">
      <loext:graphic-properties draw:fill="none" draw:fill-color="#b0abc3"/>
      <style:paragraph-properties style:writing-mode="lr-tb" style:font-independent-line-spacing="true"/>
    </style:style>
    <style:style style:name="P3" style:family="paragraph">
      <loext:graphic-properties draw:fill="none" draw:fill-color="#00cc99"/>
      <style:paragraph-properties style:writing-mode="lr-tb" style:font-independent-line-spacing="true"/>
    </style:style>
    <style:style style:name="P4" style:family="paragraph">
      <style:paragraph-properties fo:margin-top="0cm" fo:margin-bottom="0cm"/>
    </style:style>
    <style:style style:name="P5" style:family="paragraph">
      <loext:graphic-properties draw:fill-color="#ffffff"/>
      <style:paragraph-properties fo:margin-top="0cm" fo:margin-bottom="0cm"/>
      <style:text-properties fo:font-size="9pt" style:font-size-asian="9pt" style:font-size-complex="9pt"/>
    </style:style>
    <style:style style:name="P6" style:family="paragraph">
      <loext:graphic-properties draw:fill-color="#ffffff"/>
      <style:paragraph-properties fo:text-align="center"/>
      <style:text-properties style:font-name="Arial"/>
    </style:style>
    <style:style style:name="P7" style:family="paragraph">
      <style:paragraph-properties fo:margin-left="0cm" fo:margin-right="0cm" fo:margin-top="0cm" fo:margin-bottom="0cm" fo:text-indent="0cm"/>
      <style:text-properties fo:hyphenate="false"/>
    </style:style>
    <style:style style:name="P8" style:family="paragraph">
      <style:paragraph-properties fo:margin-left="0cm" fo:margin-right="0cm" fo:margin-top="0cm" fo:margin-bottom="0cm" fo:text-indent="0cm"/>
      <style:text-properties style:font-name="Arial" fo:hyphenate="false"/>
    </style:style>
    <style:style style:name="P9" style:family="paragraph">
      <loext:graphic-properties draw:fill="none" draw:fill-color="#ffffff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style:font-name="Arial" fo:font-size="18pt" fo:language="en" fo:country="US"/>
    </style:style>
    <style:style style:name="P13" style:family="paragraph">
      <loext:graphic-properties draw:fill="none" draw:fill-color="#ffffff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-color="#ffffff"/>
      <style:text-properties style:font-name="Arial"/>
    </style:style>
    <style:style style:name="P15" style:family="paragraph">
      <style:paragraph-properties fo:margin-left="0cm" fo:margin-right="0cm" fo:line-height="100%" fo:text-align="center" fo:text-indent="0cm" style:writing-mode="lr-tb"/>
    </style:style>
    <style:style style:name="P16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17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solid" draw:fill-color="#c0c0c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Arial" fo:font-size="18pt"/>
    </style:style>
    <style:style style:name="P21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2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style:font-name="Arial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weight-asian="bold" style:font-size-complex="12pt" style:font-weight-complex="bold"/>
    </style:style>
    <style:style style:name="P27" style:family="paragraph">
      <style:text-properties style:font-name="Arial"/>
    </style:style>
    <style:style style:name="P28" style:family="paragraph">
      <loext:graphic-properties draw:fill="solid" draw:fill-color="#008000"/>
      <style:paragraph-properties fo:text-align="center"/>
      <style:text-properties style:font-name="Arial"/>
    </style:style>
    <style:style style:name="P29" style:family="paragraph">
      <loext:graphic-properties draw:fill="solid" draw:fill-color="#ffff00"/>
      <style:paragraph-properties fo:text-align="center"/>
      <style:text-properties style:font-name="Arial"/>
    </style:style>
    <style:style style:name="P30" style:family="paragraph">
      <loext:graphic-properties draw:fill="solid" draw:fill-color="#ff0000"/>
      <style:paragraph-properties fo:text-align="center"/>
      <style:text-properties style:font-name="Arial"/>
    </style:style>
    <style:style style:name="P31" style:family="paragraph">
      <loext:graphic-properties draw:fill-color="#ffffff"/>
      <style:text-properties fo:font-size="13pt"/>
    </style:style>
    <style:style style:name="P32" style:family="paragraph">
      <style:paragraph-properties fo:text-align="center"/>
    </style:style>
    <style:style style:name="P33" style:family="paragraph">
      <style:text-properties fo:language="en" fo:country="US"/>
    </style:style>
    <style:style style:name="T1" style:family="text">
      <style:text-properties fo:color="#336699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font-size="25pt" fo:language="en" fo:country="US" style:font-size-asian="25pt" style:language-asian="en" style:country-asian="US" style:font-size-complex="25pt" style:language-complex="en" style:country-complex="US"/>
    </style:style>
    <style:style style:name="T4" style:family="text">
      <style:text-properties fo:font-size="25pt" fo:language="en" fo:country="US" fo:font-weight="normal" style:font-size-asian="25pt" style:language-asian="en" style:country-asian="US" style:font-weight-asian="normal" style:font-size-complex="25pt" style:language-complex="en" style:country-complex="US" style:font-weight-complex="normal"/>
    </style:style>
    <style:style style:name="T5" style:family="text">
      <style:text-properties fo:color="#000099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6" style:family="text">
      <style:text-properties style:font-name="Courier New1" fo:font-size="9pt" fo:language="zxx" fo:country="none" style:font-size-asian="9pt" style:font-size-complex="9pt"/>
    </style:style>
    <style:style style:name="T7" style:family="text">
      <style:text-properties fo:color="#ff0000" style:text-line-through-style="none" style:text-line-through-type="none" style:font-name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" fo:font-size="11pt" fo:language="en" fo:country="US" style:font-size-asian="11pt" style:font-size-complex="11pt"/>
    </style:style>
    <style:style style:name="T12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Arial" fo:font-size="9pt" style:font-size-asian="9pt" style:font-size-complex="9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000000" style:font-name="Arial" fo:font-size="8pt" fo:language="en" fo:country="US" fo:font-weight="bold" style:font-size-asian="8pt" style:font-weight-asian="bold" style:font-size-complex="8pt" style:font-weight-complex="bold"/>
    </style:style>
    <style:style style:name="T17" style:family="text">
      <style:text-properties style:font-name="Arial" fo:font-size="7pt" style:font-size-asian="7pt" style:font-size-complex="7pt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3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ic Title" draw:style-name="dp1" draw:master-page-name="Title1" presentation:presentation-page-layout-name="AL1T0">
        <draw:frame presentation:style-name="pr1" draw:text-style-name="P2" draw:layer="layout" svg:width="22.339cm" svg:height="8.603cm" svg:x="2.16cm" svg:y="3.924cm" presentation:class="title" presentation:user-transformed="true">
          <draw:text-box>
            <text:list text:style-name="L1">
              <text:list-header>
                <text:p text:style-name="P1"><text:span text:style-name="T1">]</text:span><text:span text:style-name="T2">project-open</text:span><text:span text:style-name="T1">[</text:span><text:span text:style-name="T2"> PMO Report</text:span><text:span text:style-name="T2"><text:line-break/></text:span><text:span text:style-name="T2">Projects per Business Unit</text:span><text:span text:style-name="T3"><text:line-break/></text:span><text:span text:style-name="T4"><text:line-break/></text:span><text:span text:style-name="T5">@report_date@</text:span><text:span text:style-name="T5"><text:line-break/></text:span><text:span text:style-name="T5">@user_name@ &lt;@user_email@&gt;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frame presentation:style-name="pr2" draw:text-style-name="P3" draw:layer="layout" svg:width="20.853cm" svg:height="8.917cm" svg:x="3.788cm" svg:y="9.377cm">
            <draw:text-box>
              <text:p/>
            </draw:text-box>
          </draw:frame>
          <draw:frame draw:style-name="gr1" draw:text-style-name="P5" draw:layer="layout" svg:width="26.5cm" svg:height="17.777cm" svg:x="0.5cm" svg:y="0.501cm">
            <draw:text-box>
              <text:p text:style-name="P4"><text:span text:style-name="T6">page_sql "</text:span></text:p>
              <text:p text:style-name="P4"><text:span text:style-name="T6">select</text:span><text:span text:style-name="T6"><text:tab/></text:span><text:span text:style-name="T6"><text:tab/></text:span><text:span text:style-name="T6">im_name_from_user_id(user_id) as user_name,</text:span></text:p>
              <text:p text:style-name="P4"><text:span text:style-name="T6"><text:tab/></text:span><text:span text:style-name="T6"><text:tab/></text:span><text:span text:style-name="T6">im_email_from_user_id(user_id) as user_email,</text:span></text:p>
              <text:p><text:span text:style-name="T6"><text:tab/></text:span><text:span text:style-name="T6">to_char(now(), 'YYYY-MM-DD') as report_date</text:span></text:p>
              <text:p text:style-name="P4"><text:span text:style-name="T6">from</text:span><text:span text:style-name="T6"><text:tab/></text:span><text:span text:style-name="T6"><text:tab/></text:span><text:span text:style-name="T6">users u</text:span></text:p>
              <text:p text:style-name="P4"><text:span text:style-name="T6">where</text:span><text:span text:style-name="T6"><text:tab/></text:span><text:span text:style-name="T6"><text:tab/></text:span><text:span text:style-name="T6">u.user_id = [auth::require_login]</text:span></text:p>
              <text:p text:style-name="P4"><text:span text:style-name="T6">"</text:span></text:p>
              <text:p text:style-name="P4"><text:span text:style-name="T6"/></text:p>
              <text:p text:style-name="P4"><text:span text:style-name="T6"/></text:p>
            </draw:text-box>
          </draw:frame>
        </presentation:notes>
      </draw:page>
      <draw:page draw:name="template" draw:style-name="dp1" draw:master-page-name="Title2" presentation:presentation-page-layout-name="AL2T1">
        <draw:custom-shape draw:style-name="gr2" draw:text-style-name="P6" draw:layer="layout" svg:width="11.3cm" svg:height="4.4cm" svg:x="12.2cm" svg:y="6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2.859cm" svg:height="1.86cm" svg:x="0.87cm" svg:y="0.77cm" presentation:class="title" presentation:user-transformed="true">
          <draw:text-box>
            <text:p text:style-name="P7"><text:span text:style-name="T7">Template Page</text:span></text:p>
          </draw:text-box>
        </draw:frame>
        <draw:frame draw:style-name="gr3" draw:text-style-name="P9" draw:layer="layout" svg:width="9.8cm" svg:height="1cm" svg:x="13cm" svg:y="6.6cm">
          <draw:text-box>
            <text:p><text:span text:style-name="T8">Red Text</text:span></text:p>
          </draw:text-box>
          <svg:title>text_style red</svg:title>
        </draw:frame>
        <draw:frame draw:style-name="gr3" draw:text-style-name="P10" draw:layer="layout" svg:width="9.8cm" svg:height="1cm" svg:x="13cm" svg:y="8.389cm">
          <draw:text-box>
            <text:p><text:span text:style-name="T9">Green Text</text:span></text:p>
          </draw:text-box>
          <svg:title>text_style green</svg:title>
        </draw:frame>
        <draw:frame draw:style-name="gr3" draw:text-style-name="P11" draw:layer="layout" svg:width="9.8cm" svg:height="1cm" svg:x="13cm" svg:y="7.489cm">
          <draw:text-box>
            <text:p><text:span text:style-name="T10">Yellow Text</text:span></text:p>
          </draw:text-box>
          <svg:title>text_style yellow</svg:title>
        </draw:frame>
        <draw:frame draw:style-name="gr4" draw:text-style-name="P12" draw:layer="layout" svg:width="12.8cm" svg:height="2.6cm" svg:x="7.5cm" svg:y="0.4cm">
          <draw:text-box>
            <text:p><text:span text:style-name="T11">This template page contains several pieces of content with a specific „title“. These titles can be referenced in the rest of the document in order to force certain formatting depending on database information.</text:span></text:p>
          </draw:text-box>
        </draw:frame>
        <draw:frame draw:style-name="gr3" draw:text-style-name="P13" draw:layer="layout" svg:width="9.8cm" svg:height="1cm" svg:x="13cm" svg:y="9.289cm">
          <draw:text-box>
            <text:p><text:span text:style-name="T12">Black Text</text:span></text:p>
          </draw:text-box>
          <svg:title>text_style black</svg:title>
        </draw:frame>
        <draw:g>
          <svg:title>green_bar</svg:title>
          <draw:rect draw:style-name="gr5" draw:text-style-name="P14" draw:layer="layout" svg:width="8.4cm" svg:height="0.8cm" svg:x="1.521cm" svg:y="5.601cm">
            <svg:title>base_bar</svg:title>
            <text:p/>
          </draw:rect>
          <draw:custom-shape draw:style-name="gr6" draw:text-style-name="P16" draw:layer="layout" svg:width="6cm" svg:height="0.398cm" svg:x="1.521cm" svg:y="5.603cm">
            <svg:title>completed_bar</svg:title>
            <text:p text:style-name="P15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906cm" svg:height="0.758cm" svg:x="1.499cm" svg:y="4.801cm">
            <draw:text-box>
              <text:p><text:span text:style-name="T14">@phase_name@</text:span></text:p>
            </draw:text-box>
          </draw:frame>
          <draw:custom-shape draw:style-name="gr8" draw:text-style-name="P18" draw:layer="layout" svg:width="6cm" svg:height="0.398cm" svg:x="1.521cm" svg:y="6.001cm">
            <svg:title>expected_bar</svg:title>
            <text:p text:style-name="P15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9" draw:text-style-name="P20" draw:layer="layout" svg:width="1.989cm" svg:height="0.925cm" svg:x="0.61cm" svg:y="6.345cm">
            <svg:title>start_date_bar</svg:title>
            <text:p text:style-name="P19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0" draw:text-style-name="P20" draw:layer="layout" svg:width="1.989cm" svg:height="0.925cm" svg:x="8.811cm" svg:y="6.345cm">
            <svg:title>end_date_bar</svg:title>
            <text:p text:style-name="P19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yellow_bar</svg:title>
          <draw:rect draw:style-name="gr5" draw:text-style-name="P14" draw:layer="layout" svg:width="8.4cm" svg:height="0.8cm" svg:x="1.499cm" svg:y="7.499cm">
            <svg:title>base_bar</svg:title>
            <text:p/>
          </draw:rect>
          <draw:custom-shape draw:style-name="gr11" draw:text-style-name="P21" draw:layer="layout" svg:width="6cm" svg:height="0.398cm" svg:x="1.499cm" svg:y="7.501cm">
            <svg:title>completed_bar</svg:title>
            <text:p text:style-name="P15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906cm" svg:height="0.758cm" svg:x="1.477cm" svg:y="6.699cm">
            <draw:text-box>
              <text:p><text:span text:style-name="T14">@phase_name@</text:span></text:p>
            </draw:text-box>
          </draw:frame>
          <draw:custom-shape draw:style-name="gr12" draw:text-style-name="P18" draw:layer="layout" svg:width="6cm" svg:height="0.398cm" svg:x="1.499cm" svg:y="7.899cm">
            <svg:title>expected_bar</svg:title>
            <text:p text:style-name="P15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3" draw:text-style-name="P20" draw:layer="layout" svg:width="1.989cm" svg:height="0.925cm" svg:x="0.51cm" svg:y="8.276cm">
            <text:p text:style-name="P19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4" draw:text-style-name="P20" draw:layer="layout" svg:width="1.989cm" svg:height="0.925cm" svg:x="8.911cm" svg:y="8.276cm">
            <svg:title>end_date_bar</svg:title>
            <text:p text:style-name="P19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red_bar</svg:title>
          <draw:rect draw:style-name="gr5" draw:text-style-name="P14" draw:layer="layout" svg:width="8.4cm" svg:height="0.8cm" svg:x="1.499cm" svg:y="9.401cm">
            <svg:title>base_bar</svg:title>
            <text:p/>
          </draw:rect>
          <draw:custom-shape draw:style-name="gr15" draw:text-style-name="P22" draw:layer="layout" svg:width="6cm" svg:height="0.398cm" svg:x="1.499cm" svg:y="9.403cm">
            <svg:title>completed_bar</svg:title>
            <text:p text:style-name="P15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906cm" svg:height="0.758cm" svg:x="1.477cm" svg:y="8.601cm">
            <draw:text-box>
              <text:p><text:span text:style-name="T14">@phase_name@</text:span></text:p>
            </draw:text-box>
          </draw:frame>
          <draw:custom-shape draw:style-name="gr16" draw:text-style-name="P18" draw:layer="layout" svg:width="6cm" svg:height="0.398cm" svg:x="1.499cm" svg:y="9.801cm">
            <svg:title>expected_bar</svg:title>
            <text:p text:style-name="P15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7" draw:text-style-name="P20" draw:layer="layout" svg:width="1.989cm" svg:height="0.925cm" svg:x="0.61cm" svg:y="10.203cm">
            <text:p text:style-name="P19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8" draw:text-style-name="P20" draw:layer="layout" svg:width="1.989cm" svg:height="0.925cm" svg:x="8.911cm" svg:y="10.203cm">
            <svg:title>end_date_bar</svg:title>
            <text:p text:style-name="P19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text-style-name="P24" draw:layer="layout" svg:width="8.19cm" svg:height="0.763cm" svg:x="1.3cm" svg:y="3.64cm">
          <draw:text-box>
            <text:p text:style-name="P23"><text:span text:style-name="T14">@main_project_start_date_pretty@</text:span></text:p>
          </draw:text-box>
        </draw:frame>
        <draw:frame draw:style-name="gr20" draw:text-style-name="P26" draw:layer="layout" svg:width="7.97cm" svg:height="0.763cm" svg:x="20.8cm" svg:y="3.6cm">
          <draw:text-box>
            <text:p text:style-name="P25"><text:span text:style-name="T14">@main_project_end_date_pretty@</text:span></text:p>
          </draw:text-box>
        </draw:frame>
        <draw:g>
          <draw:line draw:style-name="gr21" draw:text-style-name="P27" draw:layer="layout" svg:x1="23.9cm" svg:y1="4.26cm" svg:x2="23.9cm" svg:y2="5.26cm">
            <text:p/>
          </draw:line>
          <draw:line draw:style-name="gr21" draw:text-style-name="P27" draw:layer="layout" svg:x1="1.5cm" svg:y1="4.7cm" svg:x2="23.9cm" svg:y2="4.7cm">
            <text:p/>
          </draw:line>
          <draw:line draw:style-name="gr21" draw:text-style-name="P27" draw:layer="layout" svg:x1="1.5cm" svg:y1="4.3cm" svg:x2="1.5cm" svg:y2="5.3cm">
            <text:p/>
          </draw:line>
        </draw:g>
        <draw:custom-shape draw:style-name="gr22" draw:text-style-name="P28" draw:layer="layout" svg:width="0.5cm" svg:height="0.5cm" svg:x="20.001cm" svg:y="12.001cm">
          <svg:title>green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29" draw:layer="layout" svg:width="0.5cm" svg:height="0.5cm" svg:x="20.901cm" svg:y="12.001cm">
          <svg:title>yellow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0" draw:layer="layout" svg:width="0.5cm" svg:height="0.5cm" svg:x="21.701cm" svg:y="12.001cm">
          <svg:title>red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9" draw:layer="layout" svg:width="1.9cm" svg:height="1cm" svg:x="15.1cm" svg:y="13.401cm">
          <draw:text-box>
            <text:p><text:span text:style-name="T8">Red </text:span></text:p>
          </draw:text-box>
          <svg:title>red_square</svg:title>
        </draw:frame>
        <draw:frame draw:style-name="gr3" draw:text-style-name="P10" draw:layer="layout" svg:width="1.9cm" svg:height="1cm" svg:x="15.1cm" svg:y="15.19cm">
          <draw:text-box>
            <text:p><text:span text:style-name="T9">Green</text:span></text:p>
          </draw:text-box>
          <svg:title>green_square</svg:title>
        </draw:frame>
        <draw:frame draw:style-name="gr25" draw:text-style-name="P11" draw:layer="layout" svg:width="1.9cm" svg:height="1.097cm" svg:x="15.1cm" svg:y="14.29cm">
          <draw:text-box>
            <text:p><text:span text:style-name="T10">Yellow</text:span></text:p>
          </draw:text-box>
          <svg:title>yellow_square</svg:title>
        </draw:frame>
        <presentation:notes draw:style-name="dp3">
          <draw:page-thumbnail draw:style-name="gr26" draw:layer="layout" svg:width="20.444cm" svg:height="7.378cm" svg:x="3.998cm" svg:y="1.538cm" draw:page-number="2" presentation:class="page"/>
          <draw:frame presentation:style-name="pr4" draw:text-style-name="P31" draw:layer="layout" svg:width="20.853cm" svg:height="8.917cm" svg:x="3.788cm" svg:y="9.377cm" presentation:class="notes" presentation:placeholder="true">
            <draw:text-box/>
          </draw:frame>
        </presentation:notes>
      </draw:page>
      <draw:page draw:name="list Active Projects" draw:style-name="dp4" draw:master-page-name="Title2" presentation:presentation-page-layout-name="AL2T1">
        <draw:frame presentation:style-name="pr5" draw:text-style-name="P32" draw:layer="layout" svg:width="19.499cm" svg:height="1.799cm" svg:x="1.101cm" svg:y="0.722cm" presentation:class="title" presentation:user-transformed="true">
          <draw:text-box>
            <text:p text:style-name="P32">Business Unit: @customer_name@</text:p>
          </draw:text-box>
        </draw:frame>
        <draw:frame draw:style-name="standard" draw:layer="layout" svg:width="23.205cm" svg:height="2.857cm" svg:x="1.194cm" svg:y="3.2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33"><text:span text:style-name="T16">Project Name</text:span></text:p>
              </table:table-cell>
              <table:table-cell>
                <text:p text:style-name="P33"><text:span text:style-name="T16">Status</text:span></text:p>
              </table:table-cell>
              <table:table-cell>
                <text:p text:style-name="P33"><text:span text:style-name="T16">PM</text:span></text:p>
              </table:table-cell>
              <table:table-cell>
                <text:p text:style-name="P33"><text:span text:style-name="T16">Start</text:span></text:p>
              </table:table-cell>
              <table:table-cell>
                <text:p text:style-name="P33"><text:span text:style-name="T16">End</text:span></text:p>
              </table:table-cell>
              <table:table-cell>
                <text:p text:style-name="P33"><text:span text:style-name="T16">Budget</text:span></text:p>
              </table:table-cell>
              <table:table-cell>
                <text:p text:style-name="P33"><text:span text:style-name="T16">Budget Hours</text:span></text:p>
              </table:table-cell>
              <table:table-cell table:style-name="ce2">
                <text:p text:style-name="P33"><text:span text:style-name="T16">Done %</text:span></text:p>
              </table:table-cell>
              <table:table-cell table:style-name="ce2">
                <text:p text:style-name="P33"><text:span text:style-name="T16">Revenues Planed</text:span></text:p>
              </table:table-cell>
              <table:table-cell table:style-name="ce2">
                <text:p text:style-name="P33"><text:span text:style-name="T16">Revenues Current</text:span></text:p>
              </table:table-cell>
              <table:table-cell table:style-name="ce2">
                <text:p text:style-name="P33"><text:span text:style-name="T16">Costs Planned</text:span></text:p>
              </table:table-cell>
              <table:table-cell table:style-name="ce2">
                <text:p text:style-name="P33"><text:span text:style-name="T16">Costs Current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7">@project_name@</text:span></text:p>
              </table:table-cell>
              <table:table-cell table:style-name="ce3">
                <text:p><text:span text:style-name="T17">@project_status@</text:span></text:p>
              </table:table-cell>
              <table:table-cell table:style-name="ce3">
                <text:p><text:span text:style-name="T17">@project_manager@</text:span></text:p>
              </table:table-cell>
              <table:table-cell table:style-name="ce3">
                <text:p><text:span text:style-name="T17">@start_date_pretty@</text:span></text:p>
              </table:table-cell>
              <table:table-cell>
                <text:p text:style-name="P25"><text:span text:style-name="T17">@end_date_pretty@</text:span></text:p>
              </table:table-cell>
              <table:table-cell>
                <text:p text:style-name="P25"><text:span text:style-name="T17">@project_budget_pretty@</text:span></text:p>
              </table:table-cell>
              <table:table-cell>
                <text:p text:style-name="P25"><text:span text:style-name="T17">@project_budget_hours_pretty@</text:span></text:p>
              </table:table-cell>
              <table:table-cell>
                <text:p text:style-name="P25"><text:span text:style-name="T17">@percent_completed_pretty@</text:span></text:p>
              </table:table-cell>
              <table:table-cell>
                <text:p text:style-name="P25"><text:span text:style-name="T17">@cost_quotes_cache@</text:span></text:p>
              </table:table-cell>
              <table:table-cell>
                <text:p text:style-name="P25"><text:span text:style-name="T17">@cost_invoices_cache@</text:span></text:p>
              </table:table-cell>
              <table:table-cell>
                <text:p text:style-name="P25"><text:span text:style-name="T17">@costs_planned@</text:span></text:p>
              </table:table-cell>
              <table:table-cell>
                <text:p text:style-name="P25"><text:span text:style-name="T17">@costs_logged@</text:span></text:p>
              </table:table-cell>
            </table:table-row>
            <table:table-row table:style-name="ro3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/>
              <table:table-cell table:style-name="ce6"/>
              <table:table-cell table:style-name="ce6"/>
              <table:table-cell table:style-name="ce6"/>
            </table:table-row>
          </table:table>
          <draw:image xlink:href="Pictures/TablePreview1.svm" xlink:type="simple" xlink:show="embed" xlink:actuate="onLoad"/>
          <svg:title>list</svg:title>
        </draw:frame>
        <presentation:notes draw:style-name="dp3">
          <draw:frame draw:style-name="gr27" draw:text-style-name="P5" draw:layer="layout" svg:width="26.5cm" svg:height="17.777cm" svg:x="0.5cm" svg:y="0.501cm">
            <draw:text-box>
              <text:p text:style-name="P4"><text:span text:style-name="T6">page_sql "</text:span></text:p>
              <text:p text:style-name="P4"><text:span text:style-name="T6">select</text:span><text:span text:style-name="T6"><text:tab/></text:span><text:span text:style-name="T6">c.*, </text:span></text:p>
              <text:p text:style-name="P4"><text:span text:style-name="T6"><text:tab/></text:span><text:span text:style-name="T6">c.company_id as page_customer_id</text:span></text:p>
              <text:p text:style-name="P4"><text:span text:style-name="T6">from</text:span><text:span text:style-name="T6"><text:tab/></text:span><text:span text:style-name="T6">im_companies c</text:span></text:p>
              <text:p text:style-name="P4"><text:span text:style-name="T6">where</text:span><text:span text:style-name="T6"><text:tab/></text:span><text:span text:style-name="T6">c.company_type_id in (select * from im_sub_categories([im_company_type_customer])) and</text:span></text:p>
              <text:p text:style-name="P4"><text:span text:style-name="T6"><text:tab/></text:span><text:span text:style-name="T6">c.company_id in (</text:span></text:p>
              <text:p text:style-name="P4"><text:span text:style-name="T6"><text:tab/></text:span><text:span text:style-name="T6"><text:tab/></text:span><text:span text:style-name="T6">select p.company_id from im_projects p where p.parent_id is null and </text:span></text:p>
              <text:p text:style-name="P4"><text:span text:style-name="T6"><text:tab/></text:span><text:span text:style-name="T6"><text:tab/></text:span><text:span text:style-name="T6">p.project_status_id in (select * from im_sub_categories([im_project_status_open]))</text:span></text:p>
              <text:p text:style-name="P4"><text:span text:style-name="T6"><text:tab/></text:span><text:span text:style-name="T6">)</text:span></text:p>
              <text:p text:style-name="P4"><text:span text:style-name="T6">order by</text:span><text:span text:style-name="T6"><text:tab/></text:span><text:span text:style-name="T6">company_name</text:span></text:p>
              <text:p text:style-name="P4"><text:span text:style-name="T6">"</text:span></text:p>
              <text:p text:style-name="P4"><text:span text:style-name="T6"/></text:p>
              <text:p text:style-name="P4"><text:span text:style-name="T6">list_sql "</text:span></text:p>
              <text:p text:style-name="P4"><text:span text:style-name="T6">select</text:span><text:span text:style-name="T6"><text:tab/></text:span><text:span text:style-name="T6">p.*, 1 as one,</text:span></text:p>
              <text:p text:style-name="P4"><text:span text:style-name="T6"><text:tab/></text:span><text:span text:style-name="T6">acs_object__name(p.company_id) as customer_name,</text:span></text:p>
              <text:p text:style-name="P4"><text:span text:style-name="T6"><text:tab/></text:span><text:span text:style-name="T6">to_char(p.start_date, 'YYYY-MM-DD') as start_date_pretty,</text:span></text:p>
              <text:p text:style-name="P4"><text:span text:style-name="T6"><text:tab/></text:span><text:span text:style-name="T6">to_char(p.end_date, 'YYYY-MM-DD') as end_date_pretty,</text:span></text:p>
              <text:p text:style-name="P4"><text:span text:style-name="T6"><text:tab/></text:span><text:span text:style-name="T6">round(p.percent_completed) as percent_completed_pretty,</text:span></text:p>
              <text:p text:style-name="P4"><text:span text:style-name="T6"><text:tab/></text:span><text:span text:style-name="T6">coalesce(round(p.project_budget)::text, '0'::text) as project_budget_pretty,</text:span></text:p>
              <text:p text:style-name="P4"><text:span text:style-name="T6"><text:tab/></text:span><text:span text:style-name="T6">coalesce(round(p.project_budget_hours)::text, '0'::text) as project_budget_hours_pretty,</text:span></text:p>
              <text:p text:style-name="P4"><text:span text:style-name="T6"><text:tab/></text:span><text:span text:style-name="T6">im_category_from_id(p.project_status_id) as project_status,</text:span></text:p>
              <text:p text:style-name="P4"><text:span text:style-name="T6"><text:tab/></text:span><text:span text:style-name="T6">im_category_from_id(p.project_type_id) as project_type,</text:span></text:p>
              <text:p text:style-name="P4"><text:span text:style-name="T6"><text:tab/></text:span><text:span text:style-name="T6">im_name_from_user_id(p.project_lead_id) as project_manager,</text:span></text:p>
              <text:p text:style-name="P4"><text:span text:style-name="T6"><text:tab/></text:span><text:span text:style-name="T6">CASE </text:span><text:span text:style-name="T6"><text:tab/></text:span><text:span text:style-name="T6">WHEN 66=p.on_track_status_id THEN :green_square</text:span></text:p>
              <text:p text:style-name="P4"><text:span text:style-name="T6"><text:tab/></text:span><text:span text:style-name="T6"><text:tab/></text:span><text:span text:style-name="T6">WHEN 67=p.on_track_status_id THEN :yellow_square</text:span></text:p>
              <text:p text:style-name="P4"><text:span text:style-name="T6"><text:tab/></text:span><text:span text:style-name="T6"><text:tab/></text:span><text:span text:style-name="T6">WHEN 68=p.on_track_status_id THEN :red_square</text:span></text:p>
              <text:p text:style-name="P4"><text:span text:style-name="T6"><text:tab/></text:span><text:span text:style-name="T6"><text:tab/></text:span><text:span text:style-name="T6">ELSE ''</text:span></text:p>
              <text:p text:style-name="P4"><text:span text:style-name="T6"><text:tab/></text:span><text:span text:style-name="T6">END as status_square,</text:span></text:p>
              <text:p text:style-name="P4"><text:span text:style-name="T6"><text:tab/></text:span><text:span text:style-name="T6">cost_purchase_orders_cache + cost_timesheet_planned_cache + cost_expense_planned_cache as costs_planned,</text:span></text:p>
              <text:p text:style-name="P4"><text:span text:style-name="T6"><text:tab/></text:span><text:span text:style-name="T6">cost_bills_cache + cost_timesheet_logged_cache + cost_expense_logged_cache as costs_logged</text:span></text:p>
              <text:p text:style-name="P4"><text:span text:style-name="T6">from</text:span><text:span text:style-name="T6"><text:tab/></text:span><text:span text:style-name="T6">im_projects p</text:span></text:p>
              <text:p text:style-name="P4"><text:span text:style-name="T6">where</text:span><text:span text:style-name="T6"><text:tab/></text:span><text:span text:style-name="T6">p.parent_id is null and</text:span></text:p>
              <text:p text:style-name="P4"><text:span text:style-name="T6"><text:tab/></text:span><text:span text:style-name="T6">p.project_type_id not in ([im_project_type_task], [im_project_type_ticket]) and</text:span></text:p>
              <text:p text:style-name="P4"><text:span text:style-name="T6"><text:tab/></text:span><text:span text:style-name="T6">p.project_status_id not in ([im_project_status_deleted]) and</text:span></text:p>
              <text:p text:style-name="P4"><text:span text:style-name="T6"><text:tab/></text:span><text:span text:style-name="T6">p.company_id = :page_customer_id</text:span></text:p>
              <text:p text:style-name="P4"><text:span text:style-name="T6">order by</text:span><text:span text:style-name="T6"><text:tab/></text:span><text:span text:style-name="T6">lower(p.project_name)</text:span></text:p>
              <text:p text:style-name="P4"><text:span text:style-name="T6">"</text:span></text:p>
              <text:p text:style-name="P4"><text:span text:style-name="T6"/></text:p>
              <text:p text:style-name="P4"><text:span text:style-name="T6">list_max_rows</text:span><text:span text:style-name="T6"><text:tab/></text:span><text:span text:style-name="T6">11</text:span></text:p>
              <text:p text:style-name="P4"><text:span text:style-name="T6"/></text:p>
              <text:p text:style-name="P4"><text:span text:style-name="T6">counters {</text:span></text:p>
              <text:p text:style-name="P4"><text:span text:style-name="T6"><text:tab/></text:span><text:span text:style-name="T6">{cost_quotes_total $cost_quotes_cache}</text:span></text:p>
              <text:p text:style-name="P4"><text:span text:style-name="T6"><text:tab/></text:span><text:span text:style-name="T6">{budget_total $project_budget_pretty}</text:span></text:p>
              <text:p text:style-name="P4"><text:span text:style-name="T6"><text:tab/></text:span><text:span text:style-name="T6">{project_cnt $one}</text:span></text:p>
              <text:p text:style-name="P4"><text:span text:style-name="T6">}</text:span></text:p>
              <text:p text:style-name="P4"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utura Md BT" svg:font-family="'Futura Md BT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0abc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3e3e5c">
        <text:list-style style:name="Title1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0abc3" draw:textarea-horizontal-align="left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3e3e5c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3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6" style:family="graphic" style:parent-style-name="standard">
      <style:graphic-properties draw:stroke="none" draw:fill="none" draw:fill-color="#b0abc3" draw:textarea-horizontal-align="left" draw:textarea-vertical-align="middle" draw:auto-grow-height="false" fo:padding-top="0.13cm" fo:padding-bottom="0.13cm" fo:padding-left="0.25cm" fo:padding-right="0.25cm" fo:wrap-option="wrap" draw:shadow-color="#3e3e5c" draw:visible-area-left="0cm" draw:visible-area-top="0cm" draw:visible-area-width="0.986cm" draw:visible-area-height="19.012cm" draw:ole-draw-aspect="1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cm" fo:min-width="0cm" fo:padding-top="0.13cm" fo:padding-bottom="0.13cm" fo:padding-left="0.25cm" fo:padding-right="0.25cm" fo:wrap-option="no-wrap" draw:shadow-color="#3e3e5c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9" style:family="presentation" style:parent-style-name="Title3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0" style:family="presentation" style:parent-style-name="Title3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1" style:family="presentation" style:parent-style-name="Title3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b0abc3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style:font-name="Futura Md BT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72cm" svg:height="28.43cm" svg:x="0cm" svg:y="0cm">
        <text:p/>
      </draw:rect>
      <draw:frame draw:style-name="Mgr2" draw:text-style-name="MP3" draw:layer="backgroundobjects" svg:width="8.546cm" svg:height="1.424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546cm" svg:height="1.424cm" svg:x="11.17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546cm" svg:height="1.424cm" svg:x="0cm" svg:y="27.00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546cm" svg:height="1.424cm" svg:x="11.174cm" svg:y="27.00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draw:style-name="Mgr6" draw:text-style-name="MP6" draw:layer="backgroundobjects" svg:width="0.988cm" svg:height="18.12cm" svg:x="6.5cm" svg:y="0.926cm">
        <loext:p draw:class-id="76E9291E-57BD-45B4-8da4-e4ac599dd39e"/>
        <draw:object-ole xlink:href="./Object 1" xlink:type="simple" xlink:show="embed" xlink:actuate="onLoad"/>
        <draw:image xlink:href="./ObjectReplacements/Object 1" xlink:type="simple" xlink:show="embed" xlink:actuate="onLoad"/>
      </draw:frame>
      <draw:frame presentation:style-name="Default-title" draw:layer="backgroundobjects" svg:width="5.803cm" svg:height="16.598cm" svg:x="0.696cm" svg:y="0.926cm" presentation:class="title" presentation:placeholder="true">
        <draw:text-box/>
      </draw:frame>
      <draw:frame presentation:style-name="Default-outline1" draw:layer="backgroundobjects" svg:width="17.802cm" svg:height="16.003cm" svg:x="7.1cm" svg:y="2.124cm" presentation:class="outline" presentation:placeholder="true">
        <draw:text-box/>
      </draw:frame>
      <draw:custom-shape draw:style-name="Mgr7" draw:text-style-name="MP7" draw:layer="backgroundobjects" svg:width="0.402cm" svg:height="0.45cm" svg:x="6.301cm" svg:y="0.079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draw:style-name="Mg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20.444cm" svg:height="7.378cm" svg:x="3.998cm" svg:y="1.538cm" presentation:class="page"/>
        <draw:frame presentation:style-name="Default-notes" draw:layer="backgroundobjects" svg:width="20.853cm" svg:height="8.917cm" svg:x="3.788cm" svg:y="9.377cm" presentation:class="notes" presentation:placeholder="true">
          <draw:text-box/>
        </draw:frame>
        <draw:frame draw:style-name="Mg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subtitle" draw:layer="backgroundobjects" svg:width="17.78cm" svg:height="4.869cm" svg:x="6.231cm" svg:y="10.119cm" presentation:class="subtitle" presentation:placeholder="true">
        <draw:text-box/>
      </draw:frame>
      <draw:frame presentation:style-name="Title1-title" draw:layer="backgroundobjects" svg:width="17.939cm" svg:height="4.083cm" svg:x="5.992cm" svg:y="3.139cm" presentation:class="titl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1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2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20.444cm" svg:height="7.378cm" svg:x="3.998cm" svg:y="1.538cm" presentation:class="page"/>
        <draw:frame presentation:style-name="Title1-notes" draw:layer="backgroundobjects" svg:width="20.853cm" svg:height="8.917cm" svg:x="3.788cm" svg:y="9.377cm" presentation:class="notes" presentation:placeholder="true">
          <draw:text-box/>
        </draw:frame>
        <draw:frame presentation:style-name="Mpr3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4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02cm" svg:height="1.799cm" svg:x="1.301cm" svg:y="0.722cm" presentation:class="title" presentation:placeholder="true">
        <draw:text-box/>
      </draw:frame>
      <draw:frame presentation:style-name="Title2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12.859cm" svg:height="0.424cm" svg:x="5.499cm" svg:y="2.522cm">
        <draw:image xlink:href="Pictures/10000000000001E600000010E122FBE0C832039D.jpg" xlink:type="simple" xlink:show="embed" xlink:actuate="onLoad">
          <text:p/>
        </draw:image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5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20.444cm" svg:height="7.378cm" svg:x="3.998cm" svg:y="1.538cm" presentation:class="page"/>
        <draw:frame presentation:style-name="Title2-notes" draw:layer="backgroundobjects" svg:width="20.853cm" svg:height="8.917cm" svg:x="3.788cm" svg:y="9.377cm" presentation:class="notes" presentation:placeholder="true">
          <draw:text-box/>
        </draw:frame>
        <draw:frame presentation:style-name="Mpr7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8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3.402cm" svg:height="1.799cm" svg:x="1.301cm" svg:y="0.722cm" presentation:class="title" presentation:placeholder="true">
        <draw:text-box/>
      </draw:frame>
      <draw:frame presentation:style-name="Title3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20.444cm" svg:height="7.378cm" svg:x="3.998cm" svg:y="1.538cm" presentation:class="page"/>
        <draw:frame presentation:style-name="Title3-notes" draw:layer="backgroundobjects" svg:width="20.853cm" svg:height="8.917cm" svg:x="3.788cm" svg:y="9.377cm" presentation:class="notes" presentation:placeholder="true">
          <draw:text-box/>
        </draw:frame>
        <draw:frame presentation:style-name="Mp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]project-open[ V5.0 Analyst Briefing</dc:title>
    <meta:initial-creator>Frank Bergmann</meta:initial-creator>
    <meta:creation-date>2000-09-06T15:42:35.334000000</meta:creation-date>
    <dc:date>2016-02-24T17:10:28.058000000</dc:date>
    <meta:editing-cycles>257</meta:editing-cycles>
    <meta:editing-duration>P9DT4H20M35S</meta:editing-duration>
    <meta:generator>LibreOffice/5.1.0.3$Windows_x86 LibreOffice_project/5e3e00a007d9b3b6efb6797a8b8e57b51ab1f737</meta:generator>
    <meta:document-statistic meta:object-count="103"/>
  </office:meta>
</office:document-meta>
</file>